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5E4421A0405.png" manifest:media-type="image/png"/>
  <manifest:file-entry manifest:full-path="Pictures/10000201000002C5000002C5ABE06310.png" manifest:media-type="image/png"/>
  <manifest:file-entry manifest:full-path="Pictures/10000000000004D1000001526E6A60B8.jpg" manifest:media-type="image/jpeg"/>
  <manifest:file-entry manifest:full-path="Pictures/10000200000000A900000047C111EB59.png" manifest:media-type="image/png"/>
  <manifest:file-entry manifest:full-path="Pictures/10000000000001490000017A1071F121.jpg" manifest:media-type="image/jpeg"/>
  <manifest:file-entry manifest:full-path="Pictures/100000000000031700000087C5ECFBF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Helvetica Neue" svg:font-family="'Helvetica Neue'"/>
    <style:font-face style:name="ＭＳ Ｐゴシック"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1" svg:font-family="'Liberation Serif'"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draw:fit-to-size="false" fo:padding-top="0.143cm" fo:padding-bottom="0.143cm" fo:padding-left="0.287cm" fo:padding-right="0.287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pr1" style:family="presentation" style:parent-style-name="Diapositive_20_de_20_titre-notes">
      <style:graphic-properties draw:stroke="none" svg:stroke-width="0cm" draw:fill="none" draw:fill-color="#ffffff" draw:textarea-vertical-align="top" draw:auto-grow-height="false" draw:fit-to-size="false" fo:min-height="12.793cm" fo:padding-top="0.138cm" fo:padding-bottom="0.138cm" fo:padding-left="0.275cm" fo:padding-right="0.275cm" fo:wrap-option="wrap"/>
    </style:style>
    <style:style style:name="pr2" style:family="presentation" style:parent-style-name="Diapositive_20_de_20_titre-backgroundobjects">
      <style:graphic-properties draw:stroke="none" svg:stroke-width="0cm" draw:stroke-linejoin="miter" draw:fill="none" draw:fill-color="#ffffff" draw:textarea-vertical-align="bottom" draw:auto-grow-height="false" draw:fit-to-size="false" fo:min-height="12.793cm" fo:padding-top="0.138cm" fo:padding-bottom="0.138cm" fo:padding-left="0.275cm" fo:padding-right="0.275cm" fo:wrap-option="wrap"/>
    </style:style>
    <style:style style:name="pr3" style:family="presentation" style:parent-style-name="Titre_20_et_20_contenu-title">
      <style:graphic-properties draw:stroke="none" svg:stroke-width="0cm" draw:stroke-linejoin="miter" draw:fill="none" draw:textarea-vertical-align="top" draw:auto-grow-height="false" draw:fit-to-size="false" fo:min-height="3.181cm" fo:padding-top="0.143cm" fo:padding-bottom="0.143cm" fo:padding-left="0.287cm" fo:padding-right="0.287cm" fo:wrap-option="wrap"/>
    </style:style>
    <style:style style:name="pr4" style:family="presentation" style:parent-style-name="Titre_20_et_20_contenu-outline1">
      <style:graphic-properties draw:stroke="none" svg:stroke-width="0cm" draw:stroke-linejoin="miter" draw:fill="none" draw:textarea-vertical-align="top" draw:auto-grow-height="false" draw:fit-to-size="false" fo:min-height="11.049cm" fo:padding-top="0.143cm" fo:padding-bottom="0.143cm" fo:padding-left="0.287cm" fo:padding-right="0.287cm" fo:wrap-option="wrap"/>
    </style:style>
    <style:style style:name="pr5" style:family="presentation" style:parent-style-name="Titre_20_et_20_contenu-notes">
      <style:graphic-properties draw:fill-color="#ffffff" fo:min-height="13.365cm"/>
    </style:style>
    <style:style style:name="pr6" style:family="presentation" style:parent-style-name="Titre_20_et_20_contenu-notes">
      <style:graphic-properties draw:fill-color="#ffffff" fo:min-height="12.793cm"/>
    </style:style>
    <style:style style:name="pr7" style:family="presentation" style:parent-style-name="Titre_20_et_20_contenu-title">
      <style:graphic-properties draw:stroke="none" svg:stroke-width="0cm" draw:fill="none" draw:textarea-vertical-align="top" draw:auto-grow-height="false" draw:fit-to-size="false" fo:min-height="3.181cm" fo:padding-top="0.143cm" fo:padding-bottom="0.143cm" fo:padding-left="0.287cm" fo:padding-right="0.287cm" fo:wrap-option="wrap"/>
    </style:style>
    <style:style style:name="pr8" style:family="presentation" style:parent-style-name="Titre_20_et_20_contenu-outline1">
      <style:graphic-properties draw:stroke="none" svg:stroke-width="0cm" draw:fill="none" draw:textarea-vertical-align="top" draw:auto-grow-height="false" draw:fit-to-size="false" fo:min-height="11.049cm" fo:padding-top="0.143cm" fo:padding-bottom="0.143cm" fo:padding-left="0.287cm" fo:padding-right="0.287cm" fo:wrap-option="wrap"/>
    </style:style>
    <style:style style:name="P1" style:family="paragraph">
      <style:paragraph-properties fo:margin-left="1.072cm" fo:margin-right="0cm" fo:margin-top="0.127cm" fo:margin-bottom="0cm" fo:line-height="100%" fo:text-align="center" fo:text-indent="-1.071cm" style:punctuation-wrap="simple" style:writing-mode="lr-tb">
        <style:tab-stops>
          <style:tab-stop style:position="0cm"/>
        </style:tab-stops>
      </style:paragraph-properties>
    </style:style>
    <style:style style:name="P2" style:family="paragraph">
      <style:paragraph-properties fo:margin-left="1.072cm" fo:margin-right="0cm" fo:margin-top="0.099cm" fo:margin-bottom="0cm" fo:line-height="100%" fo:text-align="center" fo:text-indent="-1.071cm" style:punctuation-wrap="simple" style:writing-mode="lr-tb">
        <style:tab-stops>
          <style:tab-stop style:position="0cm"/>
        </style:tab-stops>
      </style:paragraph-properties>
    </style:style>
    <style:style style:name="P3" style:family="paragraph">
      <style:paragraph-properties fo:margin-left="1.072cm" fo:margin-right="0cm" fo:margin-top="0.113cm" fo:margin-bottom="0cm" fo:line-height="100%" fo:text-align="center" fo:text-indent="-1.071cm" style:punctuation-wrap="simple" style:writing-mode="lr-tb">
        <style:tab-stops>
          <style:tab-stop style:position="0cm"/>
        </style:tab-stops>
      </style:paragraph-properties>
    </style:style>
    <style:style style:name="P4" style:family="paragraph">
      <style:paragraph-properties fo:text-align="start" style:font-independent-line-spacing="true"/>
      <style:text-properties fo:font-size="24pt"/>
    </style:style>
    <style:style style:name="P5" style:family="paragraph">
      <style:paragraph-properties fo:margin-top="0cm" fo:margin-bottom="0cm" fo:line-height="100%" fo:text-align="start" style:punctuation-wrap="hanging"/>
    </style:style>
    <style:style style:name="P6" style:family="paragraph">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style:paragraph-properties fo:text-align="start" style:font-independent-line-spacing="true"/>
      <style:text-properties fo:font-size="13pt" style:font-size-asian="14pt" style:font-size-complex="14pt"/>
    </style:style>
    <style:style style:name="P9" style:family="paragraph">
      <style:paragraph-properties fo:margin-top="0cm" fo:margin-bottom="2.148cm" fo:line-height="100%" fo:text-align="start" style:punctuation-wrap="simple" style:writing-mode="lr-tb"/>
    </style:style>
    <style:style style:name="P10" style:family="paragraph">
      <style:paragraph-properties fo:text-align="start" style:font-independent-line-spacing="true"/>
      <style:text-properties fo:font-size="34pt"/>
    </style:style>
    <style:style style:name="P11"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style>
    <style:style style:name="P12" style:family="paragraph">
      <style:paragraph-properties fo:text-align="start" style:font-independent-line-spacing="true"/>
      <style:text-properties fo:font-size="25pt"/>
    </style:style>
    <style:style style:name="P13" style:family="paragraph">
      <style:paragraph-properties fo:margin-top="0cm" fo:margin-bottom="0cm" fo:line-height="100%" fo:text-align="start" style:writing-mode="lr-tb"/>
    </style:style>
    <style:style style:name="P14" style:family="paragraph">
      <style:paragraph-properties fo:margin-left="0cm" fo:margin-right="0cm" fo:margin-top="0.176cm" fo:margin-bottom="0cm" fo:line-height="100%" fo:text-align="justify" fo:text-indent="0cm" style:punctuation-wrap="simple" style:writing-mode="lr-tb">
        <style:tab-stops>
          <style:tab-stop style:position="0cm"/>
        </style:tab-stops>
      </style:paragraph-properties>
    </style:style>
    <style:style style:name="P15" style:family="paragraph">
      <style:paragraph-properties fo:margin-left="1.072cm" fo:margin-right="0cm" fo:margin-top="0.24cm" fo:margin-bottom="2.148cm" fo:line-height="100%" fo:text-align="start" fo:text-indent="-1.071cm" style:punctuation-wrap="simple" style:writing-mode="lr-tb">
        <style:tab-stops>
          <style:tab-stop style:position="0cm"/>
        </style:tab-stops>
      </style:paragraph-properties>
    </style:style>
    <style:style style:name="P16"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198cm" fo:margin-bottom="0cm" fo:line-height="100%" fo:text-align="start" fo:text-indent="0cm" style:punctuation-wrap="simple"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595959"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4" style:family="text">
      <style:text-properties fo:font-variant="normal" fo:text-transform="none" fo:color="#0000ff" style:text-line-through-style="none" style:text-line-through-type="none" style:text-position="0% 100%" style:font-name="Helvetica Neue" fo:font-size="14pt" fo:letter-spacing="normal" fo:font-style="normal" style:text-underline-style="solid" style:text-underline-width="auto" style:text-underline-color="font-color" fo:font-weight="normal" style:font-name-asian="Helvetica Neue" style:font-size-asian="14pt" style:font-style-asian="normal" style:font-weight-asian="normal" style:font-name-complex="Helvetica Neue"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style:text-line-through-style="none" style:text-line-through-type="none" style:text-position="0% 100%" style:font-name="Calibri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Neue" fo:font-size="34pt" fo:letter-spacing="normal" fo:font-style="normal" style:text-underline-style="none" fo:font-weight="bold" style:font-name-asian="ＭＳ Ｐゴシック" style:font-size-asian="34pt" style:font-style-asian="normal" style:font-weight-asian="bold" style:font-name-complex="ＭＳ Ｐゴシック" style:font-size-complex="34pt" style:font-style-complex="normal" style:font-weight-complex="bold"/>
    </style:style>
    <style:style style:name="T9" style:family="text">
      <style:text-properties fo:font-variant="normal" fo:text-transform="none" fo:color="#000000" style:text-line-through-style="none" style:text-line-through-type="none" style:text-position="0% 100%" style:font-name="Helvetica Neue" fo:font-size="25pt" fo:letter-spacing="normal" fo:font-style="normal" style:text-underline-style="none" fo:font-weight="normal" style:font-name-asian="ＭＳ Ｐゴシック" style:font-size-asian="25pt" style:font-style-asian="normal" style:font-weight-asian="normal" style:font-name-complex="ＭＳ Ｐゴシック" style:font-size-complex="25pt" style:font-style-complex="normal" style:font-weight-complex="normal"/>
    </style:style>
    <style:style style:name="T10" style:family="text">
      <style:text-properties fo:font-variant="normal" fo:text-transform="none" fo:color="#c0504d"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c0504d" style:text-line-through-style="none" style:text-line-through-type="none" style:text-position="0% 100%" style:font-name="Helvetica Neue" fo:font-size="25pt" fo:letter-spacing="normal" fo:font-style="italic" style:text-underline-style="none" fo:font-weight="normal" style:font-name-asian="ＭＳ Ｐゴシック" style:font-size-asian="25pt" style:font-style-asian="italic" style:font-weight-asian="normal" style:font-name-complex="ＭＳ Ｐゴシック" style:font-size-complex="25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Helvetica Neue" fo:font-size="25pt" fo:letter-spacing="normal" fo:font-style="italic" style:text-underline-style="none" fo:font-weight="normal" style:font-name-asian="ＭＳ Ｐゴシック" style:font-size-asian="25pt" style:font-style-asian="italic" style:font-weight-asian="normal" style:font-name-complex="ＭＳ Ｐゴシック" style:font-size-complex="25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Helvetica Neue" fo:font-size="28pt" fo:letter-spacing="normal" fo:font-style="normal"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c050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c050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office:forms form:automatic-focus="false" form:apply-design-mode="false"/>
        <draw:custom-shape draw:name="Espace réservé du contenu 7" draw:style-name="gr1" draw:text-style-name="P4" draw:layer="layout" svg:width="12.611cm" svg:height="5.291cm" svg:x="7.452cm" svg:y="10.16cm">
          <text:p text:style-name="P1"><text:span text:style-name="T1">INDE ET ASIE DE L'OUEST</text:span></text:p>
          <text:p text:style-name="P2"><text:span text:style-name="T2"/></text:p>
          <text:p text:style-name="P2"><text:span text:style-name="T2">Jorge JIMENEZ URROZ, </text:span><text:span text:style-name="T3">UPC, Barcelona</text:span><text:span text:style-name="T2"> </text:span></text:p>
          <text:p text:style-name="P2"><text:span text:style-name="T3"/></text:p>
          <text:p text:style-name="P2"><text:span text:style-name="T4"><text:a xlink:href="http://www.cimpa-icpam.org" xlink:type="simple">http://www.cimpa-icpam.org</text:a></text:span></text:p>
          <text:p text:style-name="P2"><text:span text:style-name="T3"/></text:p>
          <text:p text:style-name="P3"><text:span text:style-name="T5">January 10, 2013</text:span></text:p>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2" draw:layer="layout" svg:width="15.389cm" svg:height="10.657cm" svg:x="2.165cm" svg:y="2.134cm" draw:page-number="1" presentation:class="page"/>
          <draw:frame draw:name="Espace réservé des commentaires 2" presentation:style-name="pr1" draw:text-style-name="P6" draw:layer="layout" svg:width="15.777cm" svg:height="12.792cm" svg:x="1.971cm" svg:y="13.503cm" presentation:class="notes" presentation:user-transformed="true">
            <draw:text-box>
              <text:p text:style-name="P5"><text:span text:style-name="T6">Mise à jour: 20/06/2011</text:span></text:p>
            </draw:text-box>
          </draw:frame>
          <draw:frame draw:name="Espace réservé du numéro de diapositive 3" presentation:style-name="pr2" draw:text-style-name="P8" draw:layer="layout" svg:width="8.545cm" svg:height="1.419cm" svg:x="11.17cm" svg:y="27.005cm" presentation:class="page-number" presentation:user-transformed="true">
            <draw:text-box>
              <text:p text:style-name="P7"><text:span text:style-name="T7"><text:page-number>&lt;numero&gt;</text:page-number></text:span></text:p>
            </draw:text-box>
          </draw:frame>
        </presentation:notes>
      </draw:page>
      <draw:page draw:name="Activities." draw:style-name="dp1" draw:master-page-name="Titre_20_et_20_contenu">
        <office:forms form:automatic-focus="false" form:apply-design-mode="false"/>
        <draw:frame draw:name="Título 1" presentation:style-name="pr3" draw:text-style-name="P10" draw:layer="layout" svg:width="26.14cm" svg:height="1.904cm" svg:x="0.688cm" svg:y="0.635cm" presentation:class="title" presentation:user-transformed="true">
          <draw:text-box>
            <text:p text:style-name="P9"><text:span text:style-name="T8">Activities.</text:span></text:p>
          </draw:text-box>
        </draw:frame>
        <draw:frame draw:name="Marcador de contenido 2" presentation:style-name="pr4" draw:text-style-name="P12" draw:layer="layout" svg:width="26.404cm" svg:height="12.487cm" svg:x="0.688cm" svg:y="3.598cm" presentation:class="outline" presentation:user-transformed="true">
          <draw:text-box>
            <text:p text:style-name="P11"><text:span text:style-name="T9">There are three research schools in 2013 the three of them in India. An agreement with NBHM almost guarantees the success of the schools. In spite of it, embassies universities and other institutions are being contancted. </text:span></text:p>
            <text:p text:style-name="P11"><text:span text:style-name="T9"/></text:p>
            <text:p text:style-name="P11"><text:span text:style-name="T9"/></text:p>
            <text:p text:style-name="P11"><text:span text:style-name="T9">Main activities are in Irak, Nepal and the new projects in Turkey and neighbouring countries, together with mediterranean rim.</text:span></text:p>
            <text:p text:style-name="P11"><text:span text:style-name="T9"/></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Titre_20_et_20_contenu">
        <office:forms form:automatic-focus="false" form:apply-design-mode="false"/>
        <draw:custom-shape draw:name="Rectangle 2" draw:style-name="gr3" draw:text-style-name="P4" draw:layer="layout" svg:width="3.417cm" svg:height="3.125cm" svg:x="1.058cm" svg:y="0.423cm">
          <text:p text:style-name="P13"><text:span text:style-name="T8">IR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 draw:text-style-name="P4" draw:layer="layout" svg:width="4.719cm" svg:height="1.267cm" svg:x="1.52cm" svg:y="3.276cm">
          <text:p text:style-name="P13"><text:span text:style-name="T10">Worksh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4" draw:layer="layout" svg:width="23.371cm" svg:height="9.395cm" svg:x="2.021cm" svg:y="5.808cm">
          <text:p text:style-name="P13"><text:span text:style-name="T11">One week workshop by Adnane Azzouzi in July, on Matlab, </text:span></text:p>
          <text:p text:style-name="P13"><text:span text:style-name="T11">Michel Jambu in Topology, Abdeljalil Nachaoui in applied </text:span></text:p>
          <text:p text:style-name="P13"><text:span text:style-name="T11">mathematics, and Badih Ghattas on Statistics. </text:span></text:p>
          <text:p text:style-name="P13"><text:span text:style-name="T11"/></text:p>
          <text:p text:style-name="P13"><text:span text:style-name="T11">Two more to be prepared.</text:span></text:p>
          <text:p text:style-name="P13"><text:span text:style-name="T11"/></text:p>
          <text:p text:style-name="P13"><text:span text:style-name="T11">The convenion with the embassy has been requested but no </text:span></text:p>
          <text:p text:style-name="P13"><text:span text:style-name="T11">answer so far</text:span></text:p>
          <text:p text:style-name="P13"><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5.396cm" svg:height="10.659cm" svg:x="2.161cm" svg:y="2.16cm" draw:page-number="3" presentation:class="page"/>
          <draw:frame presentation:style-name="pr6" draw:layer="layout" svg:width="15.775cm" svg:height="12.793cm" svg:x="1.972cm" svg:y="13.503cm" presentation:class="notes" presentation:placeholder="true">
            <draw:text-box/>
          </draw:frame>
        </presentation:notes>
      </draw:page>
      <draw:page draw:name="IRAK" draw:style-name="dp1" draw:master-page-name="Titre_20_et_20_contenu">
        <office:forms form:automatic-focus="false" form:apply-design-mode="false"/>
        <draw:frame draw:name="Content Placeholder 3" presentation:style-name="pr4" draw:text-style-name="P12" draw:layer="layout" svg:width="26.14cm" svg:height="12.064cm" svg:x="0.688cm" svg:y="3.387cm" presentation:class="outline" presentation:user-transformed="true">
          <draw:text-box>
            <text:p text:style-name="P14"><text:span text:style-name="T12">Intensive courses.</text:span></text:p>
            <text:p text:style-name="P14"><text:span text:style-name="T9"/></text:p>
            <text:p text:style-name="P14"><text:span text:style-name="T9">During 2012 we have reached an agreement with Salahaddin university. Professors fully payed by the university will go to teach for one month in the master program. Next April Nachaoui has accepted.</text:span></text:p>
            <text:p text:style-name="P11"><text:span text:style-name="T9"/></text:p>
            <text:p text:style-name="P11"><text:span text:style-name="T9">. </text:span></text:p>
          </draw:text-box>
        </draw:frame>
        <draw:frame draw:name="Title 4" presentation:style-name="pr3" draw:text-style-name="P10" draw:layer="layout" svg:width="26.14cm" svg:height="1.904cm" svg:x="0cm" svg:y="0.635cm" presentation:class="title" presentation:user-transformed="true">
          <draw:text-box>
            <text:p text:style-name="P15"><text:span text:style-name="T8">IRAK</text:span></text:p>
          </draw:text-box>
        </draw:frame>
        <presentation:notes draw:style-name="dp3">
          <draw:page-thumbnail draw:style-name="gr2" draw:layer="layout" svg:width="15.396cm" svg:height="10.659cm" svg:x="2.161cm" svg:y="2.16cm" draw:page-number="4" presentation:class="page"/>
          <draw:frame presentation:style-name="pr6" draw:layer="layout" svg:width="15.775cm" svg:height="12.793cm" svg:x="1.972cm" svg:y="13.503cm" presentation:class="notes" presentation:placeholder="true">
            <draw:text-box/>
          </draw:frame>
        </presentation:notes>
      </draw:page>
      <draw:page draw:name="IRAK" draw:style-name="dp1" draw:master-page-name="Titre_20_et_20_contenu">
        <office:forms form:automatic-focus="false" form:apply-design-mode="false"/>
        <draw:frame draw:name="Content Placeholder 3" presentation:style-name="pr4" draw:text-style-name="P12" draw:layer="layout" svg:width="26.14cm" svg:height="12.064cm" svg:x="0.688cm" svg:y="3.387cm" presentation:class="outline" presentation:user-transformed="true">
          <draw:text-box>
            <text:p text:style-name="P11"><text:span text:style-name="T9">Meetings in Paris in order to settle a permanent center of higher education in mathematics in Irak. </text:span></text:p>
            <text:p text:style-name="P11"><text:span text:style-name="T9"/></text:p>
            <text:p text:style-name="P11"><text:span text:style-name="T9">The project is already in the government.</text:span></text:p>
            <text:p text:style-name="P11"><text:span text:style-name="T9"/></text:p>
            <text:p text:style-name="P11"><text:span text:style-name="T9">A visit to Bagdad.</text:span></text:p>
            <text:p text:style-name="P11"><text:span text:style-name="T9"/></text:p>
            <text:p text:style-name="P11"><text:span text:style-name="T13">Coordination: <text:s text:c="3"/>Herish Omer (Salahaddin), </text:span><text:span text:style-name="T9">Mohammad Eftekhari (Amiens), Fatima Aboud (Diyala University)</text:span></text:p>
            <text:p text:style-name="P16"><text:span text:style-name="T9"/></text:p>
            <text:p text:style-name="P11"><text:span text:style-name="T9"/></text:p>
          </draw:text-box>
        </draw:frame>
        <draw:frame draw:name="Title 4" presentation:style-name="pr3" draw:text-style-name="P10" draw:layer="layout" svg:width="26.14cm" svg:height="1.904cm" svg:x="0.688cm" svg:y="0.635cm" presentation:class="title" presentation:user-transformed="true">
          <draw:text-box>
            <text:p text:style-name="P15"><text:span text:style-name="T8">IRAK</text:span></text:p>
          </draw:text-box>
        </draw:frame>
        <presentation:notes draw:style-name="dp3">
          <draw:page-thumbnail draw:style-name="gr2" draw:layer="layout" svg:width="15.396cm" svg:height="10.659cm" svg:x="2.161cm" svg:y="2.16cm" draw:page-number="5" presentation:class="page"/>
          <draw:frame presentation:style-name="pr6" draw:layer="layout" svg:width="15.775cm" svg:height="12.793cm" svg:x="1.972cm" svg:y="13.503cm" presentation:class="notes" presentation:placeholder="true">
            <draw:text-box/>
          </draw:frame>
        </presentation:notes>
      </draw:page>
      <draw:page draw:name="IRAN-TURKEY" draw:style-name="dp1" draw:master-page-name="Titre_20_et_20_contenu">
        <office:forms form:automatic-focus="false" form:apply-design-mode="false"/>
        <draw:frame draw:name="Content Placeholder 3" presentation:style-name="pr4" draw:text-style-name="P12" draw:layer="layout" svg:width="26.14cm" svg:height="12.064cm" svg:x="0.688cm" svg:y="3.387cm" presentation:class="outline" presentation:user-transformed="true">
          <draw:text-box>
            <text:p text:style-name="P11"><text:span text:style-name="T9">During 2013 a workshop in Istambul at the mathematical village will be prepared by Bernard Teissier in algebraic geometry. <text:s/>Also we will have a meeting with mathematicians in Turkey to design future cooperation in the region.</text:span></text:p>
            <text:p text:style-name="P11"><text:span text:style-name="T9"/></text:p>
            <text:p text:style-name="P11"><text:span text:style-name="T9">Meetings in Paris to follow up. </text:span></text:p>
            <text:p text:style-name="P11"><text:span text:style-name="T9"/></text:p>
            <text:p text:style-name="P11"><text:span text:style-name="T9">Try to involve other countries actively. Visit to Tehran.</text:span></text:p>
            <text:p text:style-name="P11"><text:span text:style-name="T9"/></text:p>
            <text:p text:style-name="P11"><text:span text:style-name="T9">Coordination: Abdelmejid Bayad</text:span></text:p>
          </draw:text-box>
        </draw:frame>
        <draw:frame draw:name="Title 4" presentation:style-name="pr3" draw:text-style-name="P10" draw:layer="layout" svg:width="26.14cm" svg:height="1.904cm" svg:x="0.688cm" svg:y="0.635cm" presentation:class="title" presentation:user-transformed="true">
          <draw:text-box>
            <text:p text:style-name="P15"><text:span text:style-name="T8">IRAN-TURKEY</text:span></text:p>
          </draw:text-box>
        </draw:frame>
        <presentation:notes draw:style-name="dp3">
          <draw:page-thumbnail draw:style-name="gr2" draw:layer="layout" svg:width="15.396cm" svg:height="10.659cm" svg:x="2.161cm" svg:y="2.16cm" draw:page-number="6" presentation:class="page"/>
          <draw:frame presentation:style-name="pr6" draw:layer="layout" svg:width="15.775cm" svg:height="12.793cm" svg:x="1.972cm" svg:y="13.503cm" presentation:class="notes" presentation:placeholder="true">
            <draw:text-box/>
          </draw:frame>
        </presentation:notes>
      </draw:page>
      <draw:page draw:name="NEPAL" draw:style-name="dp1" draw:master-page-name="Titre_20_et_20_contenu">
        <office:forms form:automatic-focus="false" form:apply-design-mode="false"/>
        <draw:frame draw:name="Título 1" presentation:style-name="pr3" draw:text-style-name="P10" draw:layer="layout" svg:width="26.14cm" svg:height="1.904cm" svg:x="0.688cm" svg:y="0.635cm" presentation:class="title" presentation:user-transformed="true">
          <draw:text-box>
            <text:p text:style-name="P9"><text:span text:style-name="T8">NEPAL</text:span></text:p>
          </draw:text-box>
        </draw:frame>
        <draw:frame draw:name="Marcador de contenido 2" presentation:style-name="pr4" draw:text-style-name="P12" draw:layer="layout" svg:width="26.14cm" svg:height="12.487cm" svg:x="0.688cm" svg:y="3.598cm" presentation:class="outline" presentation:user-transformed="true">
          <draw:text-box>
            <text:p text:style-name="P17"><text:span text:style-name="T14">Course in <text:s/>Number Theory in TU is now in the syllabus of the university. Now taught by A. Singh. </text:span></text:p>
            <text:p text:style-name="P17"><text:span text:style-name="T14"/></text:p>
            <text:p text:style-name="P17"><text:span text:style-name="T14">Meeting in last November with VC of TU, president of Math. Society, president of MEC, president of NMC other mathematical institutions. </text:span></text:p>
            <text:p text:style-name="P17"><text:span text:style-name="T14"/></text:p>
            <text:p text:style-name="P17"><text:span text:style-name="T14">Next April intensive courses covered by VLP and TU. Partial Financial support by CIMPA recommended.</text:span></text:p>
            <text:p text:style-name="P11"><text:span text:style-name="T9"/></text:p>
          </draw:text-box>
        </draw:frame>
        <presentation:notes draw:style-name="dp3">
          <draw:page-thumbnail draw:style-name="gr2" draw:layer="layout" svg:width="15.396cm" svg:height="10.659cm" svg:x="2.161cm" svg:y="2.16cm" draw:page-number="7" presentation:class="page"/>
          <draw:frame presentation:style-name="pr6" draw:layer="layout" svg:width="15.775cm" svg:height="12.793cm" svg:x="1.972cm" svg:y="13.503cm" presentation:class="notes" presentation:placeholder="true">
            <draw:text-box/>
          </draw:frame>
        </presentation:notes>
      </draw:page>
      <draw:page draw:name="NEPAL" draw:style-name="dp1" draw:master-page-name="Titre_20_et_20_contenu">
        <office:forms form:automatic-focus="false" form:apply-design-mode="false"/>
        <draw:frame draw:name="Título 1" presentation:style-name="pr3" draw:text-style-name="P10" draw:layer="layout" svg:width="26.14cm" svg:height="1.904cm" svg:x="0.688cm" svg:y="0.635cm" presentation:class="title" presentation:user-transformed="true">
          <draw:text-box>
            <text:p text:style-name="P9"><text:span text:style-name="T8">NEPAL</text:span></text:p>
          </draw:text-box>
        </draw:frame>
        <draw:frame draw:name="Marcador de contenido 2" presentation:style-name="pr4" draw:text-style-name="P12" draw:layer="layout" svg:width="26.14cm" svg:height="12.487cm" svg:x="0.688cm" svg:y="3.598cm" presentation:class="outline" presentation:user-transformed="true">
          <draw:text-box>
            <text:p text:style-name="P11"><text:span text:style-name="T13"/></text:p>
            <text:p text:style-name="P11"><text:span text:style-name="T13">Ajaya Singh visit Paris VI under Erasmus Mundus ends next August.</text:span></text:p>
            <text:p text:style-name="P11"><text:span text:style-name="T13"/></text:p>
            <text:p text:style-name="P11"><text:span text:style-name="T9">Nilakantha Paudel, <text:s/>accepted at <text:s/>ICTP, will do his phd in Roma tre.</text:span></text:p>
            <text:p text:style-name="P11"><text:span text:style-name="T9"/></text:p>
            <text:p text:style-name="P11"><text:span text:style-name="T9">Chudamani Poudyal New Mexico State university.</text:span><text:span text:style-name="T13"> <text:s/>NewsLetter </text:span></text:p>
            <text:p text:style-name="P11"><text:span text:style-name="T9"/></text:p>
          </draw:text-box>
        </draw:frame>
        <presentation:notes draw:style-name="dp3">
          <draw:page-thumbnail draw:style-name="gr2" draw:layer="layout" svg:width="15.396cm" svg:height="10.659cm" svg:x="2.161cm" svg:y="2.16cm" draw:page-number="8" presentation:class="page"/>
          <draw:frame presentation:style-name="pr6" draw:layer="layout" svg:width="15.775cm" svg:height="12.793cm" svg:x="1.972cm" svg:y="13.503cm" presentation:class="notes" presentation:placeholder="true">
            <draw:text-box/>
          </draw:frame>
        </presentation:notes>
      </draw:page>
      <draw:page draw:name="page9" draw:style-name="dp1" draw:master-page-name="Titre_20_et_20_contenu">
        <office:forms form:automatic-focus="false" form:apply-design-mode="false"/>
        <draw:frame draw:name="Title 1" presentation:style-name="pr7" draw:text-style-name="P10" draw:layer="layout" svg:width="26.14cm" svg:height="1.904cm" svg:x="0.688cm" svg:y="0.635cm" presentation:class="title" presentation:placeholder="true" presentation:user-transformed="true">
          <draw:text-box/>
        </draw:frame>
        <draw:frame draw:name="Content Placeholder 2" presentation:style-name="pr8" draw:text-style-name="P12" draw:layer="layout" svg:width="26.14cm" svg:height="12.487cm" svg:x="0.688cm" svg:y="3.598cm" presentation:class="outline" presentation:placeholder="true" presentation:user-transformed="true">
          <draw:text-box/>
        </draw:frame>
        <presentation:notes draw:style-name="dp3">
          <draw:page-thumbnail draw:style-name="gr2" draw:layer="layout" svg:width="15.396cm" svg:height="10.659cm" svg:x="2.161cm" svg:y="2.16cm" draw:page-number="9" presentation:class="page"/>
          <draw:frame presentation:style-name="pr6" draw:layer="layout" svg:width="15.775cm" svg:height="12.793cm" svg:x="1.972cm" svg:y="13.503cm" presentation:class="notes" presentation:placeholder="true">
            <draw:text-box/>
          </draw:frame>
        </presentation:notes>
      </draw:page>
      <draw:page draw:name="NEPAL" draw:style-name="dp1" draw:master-page-name="Titre_20_et_20_contenu">
        <office:forms form:automatic-focus="false" form:apply-design-mode="false"/>
        <draw:frame draw:name="Content Placeholder 3" presentation:style-name="pr4" draw:text-style-name="P12" draw:layer="layout" svg:width="26.14cm" svg:height="12.064cm" svg:x="0.688cm" svg:y="3.387cm" presentation:class="outline" presentation:user-transformed="true">
          <draw:text-box>
            <text:p text:style-name="P14"><text:span text:style-name="T12">Voluntary lecturer program.</text:span></text:p>
            <text:p text:style-name="P14"><text:span text:style-name="T9"/></text:p>
            <text:p text:style-name="P11"><text:span text:style-name="T9"/></text:p>
            <text:p text:style-name="P11"><text:span text:style-name="T9">. </text:span></text:p>
          </draw:text-box>
        </draw:frame>
        <draw:frame draw:name="Title 4" presentation:style-name="pr3" draw:text-style-name="P10" draw:layer="layout" svg:width="26.14cm" svg:height="1.904cm" svg:x="0cm" svg:y="0.635cm" presentation:class="title" presentation:user-transformed="true">
          <draw:text-box>
            <text:p text:style-name="P15"><text:span text:style-name="T8">NEPAL</text:span></text:p>
          </draw:text-box>
        </draw:frame>
        <presentation:notes draw:style-name="dp3">
          <draw:page-thumbnail draw:style-name="gr2" draw:layer="layout" svg:width="15.396cm" svg:height="10.659cm" svg:x="2.161cm" svg:y="2.16cm" draw:page-number="10" presentation:class="page"/>
          <draw:frame presentation:style-name="pr6" draw:layer="layout" svg:width="15.775cm" svg:height="12.793cm" svg:x="1.972cm" svg:y="13.503cm" presentation:class="notes" presentation:placeholder="true">
            <draw:text-box/>
          </draw:frame>
        </presentation:notes>
      </draw:page>
      <draw:page draw:name="IRAK" draw:style-name="dp1" draw:master-page-name="Titre_20_et_20_contenu">
        <office:forms form:automatic-focus="false" form:apply-design-mode="false"/>
        <draw:frame draw:name="Content Placeholder 3" presentation:style-name="pr4" draw:text-style-name="P12" draw:layer="layout" svg:width="26.14cm" svg:height="12.064cm" svg:x="0.688cm" svg:y="3.387cm" presentation:class="outline" presentation:user-transformed="true">
          <draw:text-box>
            <text:p text:style-name="P11"><text:span text:style-name="T12">High level scientific visits.</text:span></text:p>
            <text:p text:style-name="P11"><text:span text:style-name="T9"/></text:p>
            <text:p text:style-name="P11"><text:span text:style-name="T9">Stay by Herish Omer from Salahaddin university completed with two research papers with Mohammad Eftekari. </text:span></text:p>
            <text:p text:style-name="P11"><text:span text:style-name="T9"/></text:p>
            <text:p text:style-name="P11"><text:span text:style-name="T9">Stays of Ahmed Shazad Shawki and Fraidun Kadir Hamasalih, from Sulaimani University invited by Abdekjalil Nachaoui at Nantes will start in September.</text:span></text:p>
          </draw:text-box>
        </draw:frame>
        <draw:frame draw:name="Title 4" presentation:style-name="pr3" draw:text-style-name="P10" draw:layer="layout" svg:width="26.14cm" svg:height="1.904cm" svg:x="0cm" svg:y="0.635cm" presentation:class="title" presentation:user-transformed="true">
          <draw:text-box>
            <text:p text:style-name="P15"><text:span text:style-name="T8">IRAK</text:span></text:p>
          </draw:text-box>
        </draw:frame>
        <presentation:notes draw:style-name="dp3">
          <draw:page-thumbnail draw:style-name="gr2" draw:layer="layout" svg:width="15.396cm" svg:height="10.659cm" svg:x="2.161cm" svg:y="2.16cm" draw:page-number="11" presentation:class="page"/>
          <draw:frame presentation:style-name="pr6" draw:layer="layout" svg:width="15.775cm" svg:height="12.793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Helvetica Neue" svg:font-family="'Helvetica Neue'"/>
    <style:font-face style:name="ＭＳ Ｐゴシック"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1" svg:font-family="'Liberation Serif'"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Helvetica Neue" fo:font-family="'Helvetica Neue'" fo:font-size="25pt" fo:letter-spacing="normal" fo:language="fr" fo:country="FR" fo:font-style="normal" fo:text-shadow="none" style:text-underline-style="none" fo:font-weight="normal" style:letter-kerning="true" style:font-name-asian="ＭＳ Ｐゴシック" style:font-family-asian="'ＭＳ Ｐゴシック'" style:font-size-asian="25pt" style:language-asian="fr" style:country-asian="FR" style:font-style-asian="normal" style:font-weight-asian="normal" style:font-name-complex="ＭＳ Ｐゴシック" style:font-family-complex="'ＭＳ Ｐゴシック'" style:font-size-complex="25pt" style:language-complex="fr" style:country-complex="FR" style:font-style-complex="normal" style:font-weight-complex="normal"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style:font-name-asian="Arial1" style:font-family-asian="Arial" style:font-size-asian="24pt" style:language-asian="fr" style:country-asian="FR" style:font-style-asian="normal" style:font-weight-asian="normal" style:font-name-complex="Arial1" style:font-family-complex="Arial" style:font-size-complex="24pt" style:language-complex="fr" style:country-complex="FR"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Helvetica Neue" fo:font-family="'Helvetica Neue'" fo:font-size="25pt" fo:letter-spacing="normal" fo:language="fr" fo:country="FR" fo:font-style="normal" fo:text-shadow="none" style:text-underline-style="none" fo:font-weight="normal" style:letter-kerning="true" style:font-name-asian="ＭＳ Ｐゴシック" style:font-family-asian="'ＭＳ Ｐゴシック'" style:font-size-asian="25pt" style:language-asian="fr" style:country-asian="FR" style:font-style-asian="normal" style:font-weight-asian="normal" style:font-name-complex="ＭＳ Ｐゴシック" style:font-family-complex="'ＭＳ Ｐゴシック'" style:font-size-complex="25pt" style:language-complex="fr" style:country-complex="FR" style:font-style-complex="normal" style:font-weight-complex="normal"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Helvetica Neue" fo:font-family="'Helvetica Neue'" fo:font-size="23pt" fo:letter-spacing="normal" fo:font-style="normal" style:text-underline-style="none" fo:font-weight="normal" style:font-name-asian="ＭＳ Ｐゴシック" style:font-family-asian="'ＭＳ Ｐゴシック'" style:font-size-asian="23pt" style:font-style-asian="normal" style:font-weight-asian="normal" style:font-name-complex="ＭＳ Ｐゴシック" style:font-family-complex="'ＭＳ Ｐゴシック'" style:font-size-complex="23pt" style:font-style-complex="normal" style:font-weight-complex="normal"/>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fr" fo:country="FR" fo:font-style="normal" fo:text-shadow="none" style:text-underline-style="none" fo:font-weight="normal" style:letter-kerning="true" style:font-name-asian="Arial1" style:font-family-asian="Arial" style:font-size-asian="24pt" style:language-asian="fr" style:country-asian="FR" style:font-style-asian="normal" style:font-weight-asian="normal" style:font-name-complex="Arial1" style:font-family-complex="Arial" style:font-size-complex="24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true" draw:fit-to-size="false" fo:padding-top="0.143cm" fo:padding-bottom="0.143cm" fo:padding-left="0.287cm" fo:padding-right="0.287cm" fo:wrap-option="wrap"/>
    </style:style>
    <style:style style:name="Mgr4" style:family="graphic" style:parent-style-name="standard">
      <style:graphic-properties draw:stroke="solid" svg:stroke-width="0.097cm" svg:stroke-color="#008000" svg:stroke-opacity="59%"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Oggetto_20_senza_20_riempimento_20_e_20_line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ggetto_20_senza_20_riempimento_20_e_20_linee">
      <style:graphic-properties draw:stroke="solid" svg:stroke-width="0.009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ggetto_20_senza_20_riempimento_20_e_20_linee">
      <style:graphic-properties draw:stroke="none" svg:stroke-width="0.026cm" draw:stroke-linejoin="miter"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79cm" svg:stroke-color="#008000" svg:stroke-opacity="69%"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pr1" style:family="presentation" style:parent-style-name="Diapositive_20_de_20_titre-backgroundobjects">
      <style:graphic-properties draw:stroke="none" draw:fill="none" draw:fill-color="#ffffff" draw:auto-grow-height="false" fo:min-height="1.485cm"/>
    </style:style>
    <style:style style:name="Mpr2" style:family="presentation" style:parent-style-name="Diapositive_20_de_20_titre-backgroundobjects">
      <style:graphic-properties draw:stroke="none" draw:fill="none" draw:fill-color="#ffffff" draw:textarea-vertical-align="bottom" draw:auto-grow-height="false" fo:min-height="1.485cm"/>
    </style:style>
    <style:style style:name="Mpr3" style:family="presentation" style:parent-style-name="Titre_20_et_20_contenu-title">
      <style:graphic-properties draw:stroke="none" svg:stroke-width="0cm" draw:fill="none" draw:textarea-vertical-align="top" draw:auto-grow-height="false" draw:fit-to-size="false" fo:min-height="3.181cm" fo:padding-top="0.143cm" fo:padding-bottom="0.143cm" fo:padding-left="0.287cm" fo:padding-right="0.287cm" fo:wrap-option="wrap"/>
    </style:style>
    <style:style style:name="Mpr4" style:family="presentation" style:parent-style-name="Titre_20_et_20_contenu-outline1">
      <style:graphic-properties draw:stroke="none" svg:stroke-width="0cm" draw:fill="none" draw:textarea-vertical-align="top" draw:auto-grow-height="false" draw:fit-to-size="false" fo:min-height="11.049cm" fo:padding-top="0.143cm" fo:padding-bottom="0.143cm" fo:padding-left="0.287cm" fo:padding-right="0.287cm" fo:wrap-option="wrap"/>
    </style:style>
    <style:style style:name="Mpr5" style:family="presentation" style:parent-style-name="Titre_20_et_20_contenu-backgroundobjects">
      <style:graphic-properties draw:stroke="none" draw:fill="none" draw:fill-color="#ffffff" draw:auto-grow-height="false" fo:min-height="1.421cm"/>
    </style:style>
    <style:style style:name="Mpr6" style:family="presentation" style:parent-style-name="Titre_20_et_20_contenu-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478cm" fo:line-height="100%" fo:text-align="end" style:writing-mode="lr-tb"/>
    </style:style>
    <style:style style:name="MP4" style:family="paragraph">
      <style:paragraph-properties fo:margin-top="0cm" fo:margin-bottom="0.955cm" fo:line-height="100%" fo:text-align="end" style:writing-mode="lr-tb"/>
    </style:style>
    <style:style style:name="MP5" style:family="paragraph">
      <style:paragraph-properties fo:text-align="start" style:font-independent-line-spacing="true"/>
      <style:text-properties fo:font-size="24pt"/>
    </style:style>
    <style:style style:name="MP6" style:family="paragraph">
      <style:paragraph-properties fo:text-align="start"/>
      <style:text-properties fo:font-size="18pt"/>
    </style:style>
    <style:style style:name="MP7" style:family="paragraph">
      <style:paragraph-properties fo:margin-top="0cm" fo:margin-bottom="0.478cm" fo:line-height="100%" fo:text-align="center" style:writing-mode="lr-tb"/>
    </style:style>
    <style:style style:name="MP8" style:family="paragraph">
      <style:paragraph-properties fo:margin-top="0cm" fo:margin-bottom="0.239cm" fo:line-height="100%" fo:text-align="start" style:writing-mode="lr-tb"/>
    </style:style>
    <style:style style:name="MP9" style:family="paragraph">
      <style:paragraph-properties fo:margin-top="0cm" fo:margin-bottom="0.955cm" fo:line-height="100%" fo:text-align="start" style:writing-mode="lr-tb"/>
    </style:style>
    <style:style style:name="MP10" style:family="paragraph">
      <style:paragraph-properties fo:margin-top="0cm" fo:margin-bottom="2.148cm" fo:line-height="100%" fo:text-align="start" style:punctuation-wrap="simple" style:writing-mode="lr-tb"/>
      <style:text-properties fo:font-size="34pt"/>
    </style:style>
    <style:style style:name="MP11" style:family="paragraph">
      <style:paragraph-properties fo:text-align="start" style:font-independent-line-spacing="true"/>
      <style:text-properties fo:font-size="34pt"/>
    </style:style>
    <style:style style:name="MP12" style:family="paragraph">
      <style:paragraph-properties fo:text-align="start"/>
      <style:text-properties fo:font-size="25pt"/>
    </style:style>
    <style:style style:name="MP13"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font-size="25pt"/>
    </style:style>
    <style:style style:name="MP14" style:family="paragraph">
      <style:paragraph-properties fo:margin-left="0cm" fo:margin-right="0cm" fo:margin-top="0.162cm" fo:margin-bottom="0cm" fo:line-height="100%" fo:text-align="start" fo:text-indent="0cm" style:punctuation-wrap="simple" style:writing-mode="lr-tb">
        <style:tab-stops>
          <style:tab-stop style:position="0cm"/>
        </style:tab-stops>
      </style:paragraph-properties>
      <style:text-properties fo:font-size="25pt"/>
    </style:style>
    <style:style style:name="MP1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font-size="25pt"/>
    </style:style>
    <style:style style:name="MP16"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text-properties fo:font-size="25pt"/>
    </style:style>
    <style:style style:name="MP17" style:family="paragraph">
      <style:paragraph-properties fo:text-align="start" style:font-independent-line-spacing="true"/>
      <style:text-properties fo:font-size="25pt"/>
    </style:style>
    <style:style style:name="MT1" style:family="text">
      <style:text-properties fo:font-variant="normal" fo:text-transform="none" fo:color="#000000" style:text-line-through-style="none" style:text-line-through-type="none" style:text-position="0% 100%" style:font-name="Helvetica Neue" fo:font-size="21pt" fo:letter-spacing="normal" fo:font-style="normal" style:text-underline-style="none" fo:font-weight="bold" style:font-name-asian="Arial1" style:font-size-asian="21pt" style:font-style-asian="normal" style:font-weight-asian="bold" style:font-name-complex="Helvetica Neue" style:font-size-complex="21pt" style:font-style-complex="normal" style:font-weight-complex="bold"/>
    </style:style>
    <style:style style:name="MT2" style:family="text">
      <style:text-properties fo:font-variant="normal" fo:text-transform="none" fo:color="#000000" style:text-line-through-style="none" style:text-line-through-type="none" style:text-position="0% 100%" style:font-name="Helvetica Neue" fo:font-size="32pt" fo:letter-spacing="normal" fo:font-style="normal" style:text-underline-style="none" fo:font-weight="bold" style:font-name-asian="Arial1" style:font-size-asian="32pt" style:font-style-asian="normal" style:font-weight-asian="bold" style:font-name-complex="Helvetica Neue" style:font-size-complex="32pt" style:font-style-complex="normal" style:font-weight-complex="bold"/>
    </style:style>
    <style:style style:name="MT3" style:family="text">
      <style:text-properties fo:font-variant="normal" fo:text-transform="none" fo:color="#404040" style:text-line-through-style="none" style:text-line-through-type="none" style:text-position="0% 100%" style:font-name="Helvetica Neue" fo:font-size="16pt" fo:letter-spacing="normal" fo:font-style="normal" style:text-underline-style="none" fo:font-weight="bold" style:font-name-asian="Arial1" style:font-size-asian="16pt" style:font-style-asian="normal" style:font-weight-asian="bold" style:font-name-complex="Helvetica Neue" style:font-size-complex="16pt" style:font-style-complex="normal" style:font-weight-complex="bold"/>
    </style:style>
    <style:style style:name="MT4" style:family="text">
      <style:text-properties fo:font-variant="normal" fo:text-transform="none" fo:color="#000000" style:text-line-through-style="none" style:text-line-through-type="none" style:text-position="0% 100%" style:font-name="Helvetica Neue" fo:font-size="34pt" fo:letter-spacing="normal" fo:font-style="normal" style:text-underline-style="none" fo:font-weight="bold" style:font-name-asian="ＭＳ Ｐゴシック" style:font-size-asian="34pt" style:font-style-asian="normal" style:font-weight-asian="bold" style:font-name-complex="ＭＳ Ｐゴシック" style:font-size-complex="34pt" style:font-style-complex="normal" style:font-weight-complex="bold"/>
    </style:style>
    <style:style style:name="MT5" style:family="text">
      <style:text-properties fo:font-variant="normal" fo:text-transform="none" fo:color="#000000" style:text-line-through-style="none" style:text-line-through-type="none" style:text-position="0% 100%" style:font-name="Helvetica Neue" fo:font-size="25pt" fo:letter-spacing="normal" fo:font-style="normal" style:text-underline-style="none" fo:font-weight="normal" style:font-name-asian="ＭＳ Ｐゴシック" style:font-size-asian="25pt" style:font-style-asian="normal" style:font-weight-asian="normal" style:font-name-complex="ＭＳ Ｐゴシック" style:font-size-complex="25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Helvetica Neue" fo:font-size="23pt" fo:letter-spacing="normal" fo:font-style="normal" style:text-underline-style="none" fo:font-weight="normal" style:font-name-asian="ＭＳ Ｐゴシック" style:font-size-asian="23pt" style:font-style-asian="normal" style:font-weight-asian="normal" style:font-name-complex="ＭＳ Ｐゴシック" style:font-size-complex="23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Helvetica Neue" fo:font-size="18pt" fo:letter-spacing="normal" fo:font-style="normal"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Helvetica Neue" fo:font-size="16pt" fo:letter-spacing="normal" fo:font-style="normal"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43cm" text:min-label-width="0.894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43cm" text:min-label-width="0.894cm"/>
        <style:text-properties fo:font-family="Arial" style:font-family-generic="swiss" fo:color="#595959" fo:font-size="100%"/>
      </text:list-level-style-bullet>
      <text:list-level-style-bullet text:level="3" text:bullet-char="•">
        <style:list-level-properties text:space-before="2.868cm" text:min-label-width="0.713cm"/>
        <style:text-properties fo:font-family="Arial" style:font-family-generic="swiss"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43cm" text:min-label-width="0.894cm"/>
        <style:text-properties fo:font-family="Arial" style:font-family-generic="swiss" fo:color="#595959" fo:font-size="100%"/>
      </text:list-level-style-bullet>
      <text:list-level-style-bullet text:level="3" text:bullet-char="•">
        <style:list-level-properties text:space-before="2.868cm" text:min-label-width="0.713cm"/>
        <style:text-properties fo:font-family="Arial" style:font-family-generic="swiss" fo:color="#595959" fo:font-size="100%"/>
      </text:list-level-style-bullet>
      <text:list-level-style-bullet text:level="4" text:bullet-char="–">
        <style:list-level-properties text:space-before="4.301cm" text:min-label-width="0.713cm"/>
        <style:text-properties fo:font-family="Arial" style:font-family-generic="swiss"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Diapositive_20_de_20_titre" style:display-name="Diapositive de titre" style:page-layout-name="PM1" draw:style-name="Mdp1">
      <draw:custom-shape draw:name="ZoneTexte 1" draw:style-name="Mgr3" draw:text-style-name="MP5" draw:layer="backgroundobjects" svg:width="26.14cm" svg:height="4.318cm" svg:x="0.688cm" svg:y="6.614cm">
        <text:p text:style-name="MP3"><text:span text:style-name="MT1">CENTRE INTERNATIONAL DE MATHÉMATIQUES PURES ET APPLIQUÉES</text:span></text:p>
        <text:p text:style-name="MP4"><text:span text:style-name="MT1">INTERNATIONAL CENTER FOR PURE AND APPLIED MATHE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 draw:style-name="Mgr4" draw:text-style-name="MP6" draw:layer="backgroundobjects" svg:x1="8.025cm" svg:y1="2.169cm" svg:x2="27.525cm" svg:y2="2.173cm">
        <text:p/>
      </draw:line>
      <draw:custom-shape draw:name="ZoneTexte 9" draw:style-name="Mgr3" draw:text-style-name="MP5" draw:layer="backgroundobjects" svg:width="15.133cm" svg:height="3.474cm" svg:x="9.596cm" svg:y="0.436cm">
        <text:p text:style-name="MP7"><text:span text:style-name="MT2">CIMPA</text:span></text:p>
        <text:p text:style-name="MP7"><text:span text:style-name="MT2">ICP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5" draw:text-style-name="MP6" draw:layer="backgroundobjects" svg:width="6.336cm" svg:height="1cm" svg:x="1.605cm" svg:y="17.414cm">
        <draw:image xlink:href="Pictures/100000000000031700000087C5ECFBF0.jpg" xlink:type="simple" xlink:show="embed" xlink:actuate="onLoad">
          <text:p/>
        </draw:image>
      </draw:frame>
      <draw:frame draw:name="Image 8" draw:style-name="Mgr6" draw:text-style-name="MP6" draw:layer="backgroundobjects" svg:width="1.886cm" svg:height="2.001cm" svg:x="23.451cm" svg:y="16.413cm">
        <draw:image xlink:href="Pictures/10000000000001490000017A1071F121.jpg" xlink:type="simple" xlink:show="embed" xlink:actuate="onLoad">
          <text:p/>
        </draw:image>
      </draw:frame>
      <draw:frame draw:name="Image 11" draw:style-name="Mgr7" draw:text-style-name="MP6" draw:layer="backgroundobjects" svg:width="2.579cm" svg:height="1cm" svg:x="12.973cm" svg:y="17.414cm">
        <draw:image xlink:href="Pictures/10000200000000A900000047C111EB59.png" xlink:type="simple" xlink:show="embed" xlink:actuate="onLoad">
          <text:p/>
        </draw:image>
      </draw:frame>
      <draw:frame draw:name="Image 13" draw:style-name="Mgr5" draw:text-style-name="MP6" draw:layer="backgroundobjects" svg:width="3.955cm" svg:height="1cm" svg:x="17.524cm" svg:y="17.414cm">
        <draw:image xlink:href="Pictures/10000000000004D1000001526E6A60B8.jpg" xlink:type="simple" xlink:show="embed" xlink:actuate="onLoad">
          <text:p/>
        </draw:image>
      </draw:frame>
      <draw:frame draw:name="Image 14" draw:style-name="Mgr5" draw:text-style-name="MP6" draw:layer="backgroundobjects" svg:width="1.084cm" svg:height="1cm" svg:x="9.913cm" svg:y="17.414cm">
        <draw:image xlink:href="Pictures/10000201000002C5000002C5ABE06310.png" xlink:type="simple" xlink:show="embed" xlink:actuate="onLoad">
          <text:p/>
        </draw:image>
      </draw:frame>
      <draw:frame draw:name="Image 12" draw:style-name="Mgr5" draw:text-style-name="MP6" draw:layer="backgroundobjects" svg:width="4.166cm" svg:height="5.798cm" svg:x="1.565cm" svg:y="0.847cm">
        <draw:image xlink:href="Pictures/10000201000003E8000005E4421A0405.png" xlink:type="simple" xlink:show="embed" xlink:actuate="onLoad">
          <text:p/>
        </draw:image>
      </draw:frame>
      <draw:frame presentation:style-name="Diapositive_20_de_20_titre-title" draw:layer="backgroundobjects" svg:width="24.764cm" svg:height="3.18cm" svg:x="1.375cm" svg:y="0.76cm" presentation:class="title" presentation:placeholder="true">
        <draw:text-box/>
      </draw:frame>
      <draw:frame presentation:style-name="Diapositive_20_de_20_titre-outline1" draw:layer="backgroundobjects" svg:width="24.764cm" svg:height="11.048cm" svg:x="1.375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Titre_20_et_20_contenu" style:display-name="Titre et contenu" style:page-layout-name="PM1" draw:style-name="Mdp1">
      <draw:g draw:name="Grouper 7">
        <draw:line draw:name="Connecteur droit 11" draw:style-name="Mgr8" draw:text-style-name="MP6" draw:layer="layout" svg:x1="0.771cm" svg:y1="17.343cm" svg:x2="21.867cm" svg:y2="17.347cm">
          <text:p/>
        </draw:line>
        <draw:custom-shape draw:name="ZoneTexte 12" draw:style-name="Mgr9" draw:text-style-name="MP5" draw:layer="layout" svg:width="22.322cm" svg:height="1.842cm" svg:x="-0.243cm" svg:y="16.51cm">
          <text:p text:style-name="MP8"><text:span text:style-name="MT3">CENTRE INTERNATIONAL DE MATHÉMATIQUES PURES ET APPLIQUÉES</text:span></text:p>
          <text:p text:style-name="MP9"><text:span text:style-name="MT3">INTERNATIONAL CENTER FOR PURE AND APPLIED MATHE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cteur droit 11" draw:style-name="Mgr8" draw:text-style-name="MP6" draw:layer="backgroundobjects" svg:x1="0.687cm" svg:y1="2.54cm" svg:x2="27.516cm" svg:y2="2.544cm">
        <text:p/>
      </draw:line>
      <draw:frame draw:name="Image 14" draw:style-name="Mgr5" draw:text-style-name="MP6" draw:layer="backgroundobjects" svg:width="2.371cm" svg:height="3.297cm" svg:x="23.618cm" svg:y="15.24cm">
        <draw:image xlink:href="Pictures/10000201000003E8000005E4421A0405.png" xlink:type="simple" xlink:show="embed" xlink:actuate="onLoad">
          <text:p/>
        </draw:image>
      </draw:frame>
      <draw:frame draw:name="Titre 13" presentation:style-name="Mpr3" draw:text-style-name="MP11" draw:layer="backgroundobjects" svg:width="26.14cm" svg:height="1.904cm" svg:x="0.688cm" svg:y="0.635cm" presentation:class="title" presentation:user-transformed="true">
        <draw:text-box>
          <text:p text:style-name="MP10"><text:span text:style-name="MT4">Fate clic per modificare il formato del testo del titoloCliquez et modifiez le titre</text:span></text:p>
        </draw:text-box>
      </draw:frame>
      <draw:frame draw:name="Espace réservé du contenu 15" presentation:style-name="Mpr4" draw:text-style-name="MP17" draw:layer="backgroundobjects" svg:width="26.14cm" svg:height="12.487cm" svg:x="0.688cm" svg:y="3.598cm" presentation:class="outline" presentation:user-transformed="true">
        <draw:text-box>
          <text:list text:style-name="ML6">
            <text:list-item>
              <text:p text:style-name="MP12"><text:span text:style-name="MT5">Fate clic per modificare il formato del testo della struttura</text:span></text:p>
              <text:list>
                <text:list-item>
                  <text:p text:style-name="MP12"><text:span text:style-name="MT5">Secondo livello struttura</text:span></text:p>
                  <text:list>
                    <text:list-item>
                      <text:p text:style-name="MP12"><text:span text:style-name="MT5">Terzo livello struttura</text:span></text:p>
                      <text:list>
                        <text:list-item>
                          <text:p text:style-name="MP12"><text:span text:style-name="MT5">Quarto livello struttura</text:span></text:p>
                          <text:list>
                            <text:list-item>
                              <text:p text:style-name="MP12"><text:span text:style-name="MT5">Quinto livello struttura</text:span></text:p>
                              <text:list>
                                <text:list-item>
                                  <text:p text:style-name="MP12"><text:span text:style-name="MT5">Sesto livello struttura</text:span></text:p>
                                </text:list-item>
                              </text:list>
                            </text:list-item>
                          </text:list>
                        </text:list-item>
                      </text:list>
                    </text:list-item>
                  </text:list>
                </text:list-item>
              </text:list>
            </text:list-item>
          </text:list>
          <text:p text:style-name="MP13"><text:span text:style-name="MT5">Settimo livello strutturaClick to edit Master text styles</text:span></text:p>
          <text:list text:style-name="ML8">
            <text:list-item>
              <text:list>
                <text:list-item>
                  <text:p text:style-name="MP14"><text:span text:style-name="MT6">Second level</text:span></text:p>
                </text:list-item>
              </text:list>
            </text:list-item>
          </text:list>
          <text:list text:style-name="ML9">
            <text:list-item>
              <text:list>
                <text:list-item>
                  <text:list>
                    <text:list-item>
                      <text:p text:style-name="MP15"><text:span text:style-name="MT7">Third level</text:span></text:p>
                    </text:list-item>
                  </text:list>
                </text:list-item>
              </text:list>
            </text:list-item>
          </text:list>
          <text:list text:style-name="ML10">
            <text:list-item>
              <text:list>
                <text:list-item>
                  <text:list>
                    <text:list-item>
                      <text:list>
                        <text:list-item>
                          <text:p text:style-name="MP16"><text:span text:style-name="MT8">Fourth level</text:span></text:p>
                        </text:list-item>
                      </text:list>
                    </text:list-item>
                  </text:list>
                </text:list-item>
              </text:list>
            </text:list-item>
          </text:list>
        </draw:text-box>
      </draw:frame>
      <presentation:notes style:page-layout-name="PM2">
        <draw:page-thumbnail presentation:style-name="Titre_20_et_20_contenu-title" draw:layer="backgroundobjects" svg:width="15.396cm" svg:height="10.659cm" svg:x="2.161cm" svg:y="2.16cm" presentation:class="page"/>
        <draw:frame presentation:style-name="Titre_20_et_20_contenu-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presentation:header/></text:p>
          </draw:text-box>
        </draw:frame>
        <draw:frame presentation:style-name="Mpr5" draw:text-style-name="MP2" draw:layer="backgroundobjects" svg:width="8.557cm" svg:height="1.42cm" svg:x="11.162cm" svg:y="0cm" presentation:class="date-time">
          <draw:text-box>
            <text:p text:style-name="MP2"><presentation:date-time/></text:p>
          </draw:text-box>
        </draw:frame>
        <draw:frame presentation:style-name="Mpr6" draw:text-style-name="MP1" draw:layer="backgroundobjects" svg:width="8.557cm" svg:height="1.42cm" svg:x="0cm" svg:y="27.008cm" presentation:class="footer">
          <draw:text-box>
            <text:p text:style-name="MP1"><presentation:footer/></text:p>
          </draw:text-box>
        </draw:frame>
        <draw:frame presentation:style-name="Mpr6" draw:text-style-name="MP2" draw:layer="backgroundobjects" svg:width="8.557cm" svg:height="1.42cm" svg:x="11.162cm" svg:y="27.008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C5C</meta:initial-creator>
    <dc:creator>Jorge</dc:creator>
    <meta:editing-cycles>419</meta:editing-cycles>
    <meta:print-date>2011-05-31T06:29:02</meta:print-date>
    <meta:creation-date>2012-01-20T08:53:01</meta:creation-date>
    <dc:date>2013-01-04T11:14:12</dc:date>
    <meta:editing-duration>PT2H50M46S</meta:editing-duration>
    <meta:generator>LibreOffice/4.2.8.2$Linux_X86_64 LibreOffice_project/420m0$Build-2</meta:generator>
    <meta:document-statistic meta:object-count="85"/>
    <meta:user-defined meta:name="AppVersion">14.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11</meta:user-defined>
  </office:meta>
</office:document-meta>
</file>